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YUNTUPA DELGADO MERCEDES AMPA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B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ENCKELL ASTUDILLO, DAVID ERNES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AYUNTUPA DELGADO MERCEDES AMPA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NEGRA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3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3224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34:3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